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3.501cm"/>
    </style:style>
    <style:style style:name="co8" style:family="table-column">
      <style:table-column-properties fo:break-before="auto" style:column-width="3.75cm"/>
    </style:style>
    <style:style style:name="co9" style:family="table-column">
      <style:table-column-properties fo:break-before="auto" style:column-width="3.417cm"/>
    </style:style>
    <style:style style:name="co10" style:family="table-column">
      <style:table-column-properties fo:break-before="auto" style:column-width="3.6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GyrRef</text:p>
          </table:table-cell>
          <table:table-cell office:value-type="string">
            <text:p>GyrX</text:p>
          </table:table-cell>
          <table:table-cell office:value-type="string">
            <text:p>GyrY</text:p>
          </table:table-cell>
          <table:table-cell office:value-type="string">
            <text:p>AccX</text:p>
          </table:table-cell>
          <table:table-cell office:value-type="string">
            <text:p>AccY</text:p>
          </table:table-cell>
          <table:table-cell office:value-type="string">
            <text:p>AccZ</text:p>
          </table:table-cell>
          <table:table-cell office:value-type="string">
            <text:p>AngleX</text:p>
          </table:table-cell>
          <table:table-cell office:value-type="string">
            <text:p>AngleY</text:p>
          </table:table-cell>
          <table:table-cell office:value-type="string">
            <text:p>Lfoot/FSR/FrontLeft</text:p>
          </table:table-cell>
          <table:table-cell office:value-type="string">
            <text:p>Lfoot/FSR/FrontRight</text:p>
          </table:table-cell>
          <table:table-cell office:value-type="string">
            <text:p>Lfoot/FSR/RearLeft</text:p>
          </table:table-cell>
          <table:table-cell office:value-type="string">
            <text:p>Lfoot/FSR/RearRight</text:p>
          </table:table-cell>
          <table:table-cell office:value-type="string">
            <text:p>Rfoot/FSR/FrontLeft</text:p>
          </table:table-cell>
          <table:table-cell office:value-type="string">
            <text:p>Rfoot/FSR/FrontRight</text:p>
          </table:table-cell>
          <table:table-cell office:value-type="string">
            <text:p>Rfoot/FSR/RearLeft</text:p>
          </table:table-cell>
          <table:table-cell office:value-type="string">
            <text:p>Rfoot/FSR/RearRight</text:p>
          </table:table-cell>
        </table:table-row>
        <table:table-row table:style-name="ro1">
          <table:table-cell office:value-type="string">
            <text:p>Cech-fw</text:p>
          </table:table-cell>
          <table:table-cell office:value-type="float" office:value="-1663.97297297297">
            <text:p>-1663.97</text:p>
          </table:table-cell>
          <table:table-cell office:value-type="float" office:value="-2108.32432432432">
            <text:p>-2108.32</text:p>
          </table:table-cell>
          <table:table-cell office:value-type="float" office:value="-1983.10810810811">
            <text:p>-1983.11</text:p>
          </table:table-cell>
          <table:table-cell office:value-type="float" office:value="-3.59459459459459">
            <text:p>-3.59</text:p>
          </table:table-cell>
          <table:table-cell office:value-type="float" office:value="0.972972972972973">
            <text:p>0.97</text:p>
          </table:table-cell>
          <table:table-cell office:value-type="float" office:value="-57.2432432432432">
            <text:p>-57.24</text:p>
          </table:table-cell>
          <table:table-cell office:value-type="float" office:value="-0.00254054054054054">
            <text:p>0</text:p>
          </table:table-cell>
          <table:table-cell office:value-type="float" office:value="-0.0539459459459459">
            <text:p>-0.05</text:p>
          </table:table-cell>
          <table:table-cell office:value-type="float" office:value="1345.94594594595">
            <text:p>1345.95</text:p>
          </table:table-cell>
          <table:table-cell office:value-type="float" office:value="1027.83783783784">
            <text:p>1027.84</text:p>
          </table:table-cell>
          <table:table-cell office:value-type="float" office:value="2538.91891891892">
            <text:p>2538.92</text:p>
          </table:table-cell>
          <table:table-cell office:value-type="float" office:value="2256.83783783784">
            <text:p>2256.84</text:p>
          </table:table-cell>
          <table:table-cell office:value-type="float" office:value="1590.81081081081">
            <text:p>1590.81</text:p>
          </table:table-cell>
          <table:table-cell office:value-type="float" office:value="1512.43243243243">
            <text:p>1512.43</text:p>
          </table:table-cell>
          <table:table-cell office:value-type="float" office:value="1751.94594594595">
            <text:p>1751.95</text:p>
          </table:table-cell>
          <table:table-cell office:value-type="float" office:value="3042.05405405405">
            <text:p>3042.05</text:p>
          </table:table-cell>
        </table:table-row>
        <table:table-row table:style-name="ro1">
          <table:table-cell office:value-type="string">
            <text:p>Cech-circle-strafe-cw</text:p>
          </table:table-cell>
          <table:table-cell office:value-type="float" office:value="-1664">
            <text:p>-1664</text:p>
          </table:table-cell>
          <table:table-cell office:value-type="float" office:value="-2102.57777777778">
            <text:p>-2102.58</text:p>
          </table:table-cell>
          <table:table-cell office:value-type="float" office:value="-1983.11111111111">
            <text:p>-1983.11</text:p>
          </table:table-cell>
          <table:table-cell office:value-type="float" office:value="4.93333333333333">
            <text:p>4.93</text:p>
          </table:table-cell>
          <table:table-cell office:value-type="float" office:value="-1">
            <text:p>-1</text:p>
          </table:table-cell>
          <table:table-cell office:value-type="float" office:value="-56.6888888888889">
            <text:p>-56.69</text:p>
          </table:table-cell>
          <table:table-cell office:value-type="float" office:value="0.0498444444444444">
            <text:p>0.05</text:p>
          </table:table-cell>
          <table:table-cell office:value-type="float" office:value="-0.00244444444444444">
            <text:p>0</text:p>
          </table:table-cell>
          <table:table-cell office:value-type="float" office:value="1025.04444444444">
            <text:p>1025.04</text:p>
          </table:table-cell>
          <table:table-cell office:value-type="float" office:value="905.533333333333">
            <text:p>905.53</text:p>
          </table:table-cell>
          <table:table-cell office:value-type="float" office:value="2003.86666666667">
            <text:p>2003.87</text:p>
          </table:table-cell>
          <table:table-cell office:value-type="float" office:value="2018.48888888889">
            <text:p>2018.49</text:p>
          </table:table-cell>
          <table:table-cell office:value-type="float" office:value="1391.02222222222">
            <text:p>1391.02</text:p>
          </table:table-cell>
          <table:table-cell office:value-type="float" office:value="1724.13333333333">
            <text:p>1724.13</text:p>
          </table:table-cell>
          <table:table-cell office:value-type="float" office:value="1401.48888888889">
            <text:p>1401.49</text:p>
          </table:table-cell>
          <table:table-cell office:value-type="float" office:value="2578.84444444444">
            <text:p>2578.84</text:p>
          </table:table-cell>
        </table:table-row>
        <table:table-row table:style-name="ro1">
          <table:table-cell office:value-type="string">
            <text:p>Cech-circle-strafe-ccw</text:p>
          </table:table-cell>
          <table:table-cell office:value-type="float" office:value="-1664">
            <text:p>-1664</text:p>
          </table:table-cell>
          <table:table-cell office:value-type="float" office:value="-2117.74">
            <text:p>-2117.74</text:p>
          </table:table-cell>
          <table:table-cell office:value-type="float" office:value="-2008.13">
            <text:p>-2008.13</text:p>
          </table:table-cell>
          <table:table-cell office:value-type="float" office:value="5.07">
            <text:p>5.07</text:p>
          </table:table-cell>
          <table:table-cell office:value-type="float" office:value="-1.15">
            <text:p>-1.15</text:p>
          </table:table-cell>
          <table:table-cell office:value-type="float" office:value="-56.72">
            <text:p>-56.72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float" office:value="1829.57">
            <text:p>1829.57</text:p>
          </table:table-cell>
          <table:table-cell office:value-type="float" office:value="862.76">
            <text:p>862.76</text:p>
          </table:table-cell>
          <table:table-cell office:value-type="float" office:value="2282.24">
            <text:p>2282.24</text:p>
          </table:table-cell>
          <table:table-cell office:value-type="float" office:value="1106.37">
            <text:p>1106.37</text:p>
          </table:table-cell>
          <table:table-cell office:value-type="float" office:value="1365.65">
            <text:p>1365.65</text:p>
          </table:table-cell>
          <table:table-cell office:value-type="float" office:value="1237.93">
            <text:p>1237.93</text:p>
          </table:table-cell>
          <table:table-cell office:value-type="float" office:value="2128.39">
            <text:p>2128.39</text:p>
          </table:table-cell>
          <table:table-cell office:value-type="float" office:value="2759.63">
            <text:p>2759.63</text:p>
          </table:table-cell>
        </table:table-row>
        <table:table-row table:style-name="ro1">
          <table:table-cell office:value-type="string">
            <text:p>Cech-init-pose</text:p>
          </table:table-cell>
          <table:table-cell office:value-type="float" office:value="-1663.98717948718">
            <text:p>-1663.99</text:p>
          </table:table-cell>
          <table:table-cell office:value-type="float" office:value="-2113.85897435897">
            <text:p>-2113.86</text:p>
          </table:table-cell>
          <table:table-cell office:value-type="float" office:value="-1994.34615384615">
            <text:p>-1994.35</text:p>
          </table:table-cell>
          <table:table-cell office:value-type="float" office:value="5.14102564102564">
            <text:p>5.14</text:p>
          </table:table-cell>
          <table:table-cell office:value-type="float" office:value="-1.23076923076923">
            <text:p>-1.23</text:p>
          </table:table-cell>
          <table:table-cell office:value-type="float" office:value="-56.6794871794872">
            <text:p>-56.68</text:p>
          </table:table-cell>
          <table:table-cell office:value-type="float" office:value="0.019525641025641">
            <text:p>0.02</text:p>
          </table:table-cell>
          <table:table-cell office:value-type="float" office:value="0.0893333333333334">
            <text:p>0.09</text:p>
          </table:table-cell>
          <table:table-cell office:value-type="float" office:value="1069.83333333333">
            <text:p>1069.83</text:p>
          </table:table-cell>
          <table:table-cell office:value-type="float" office:value="856.551282051282">
            <text:p>856.55</text:p>
          </table:table-cell>
          <table:table-cell office:value-type="float" office:value="1075.39743589744">
            <text:p>1075.4</text:p>
          </table:table-cell>
          <table:table-cell office:value-type="float" office:value="1299.48717948718">
            <text:p>1299.49</text:p>
          </table:table-cell>
          <table:table-cell office:value-type="float" office:value="1292.26923076923">
            <text:p>1292.27</text:p>
          </table:table-cell>
          <table:table-cell office:value-type="float" office:value="773.782051282051">
            <text:p>773.78</text:p>
          </table:table-cell>
          <table:table-cell office:value-type="float" office:value="2105.48717948718">
            <text:p>2105.49</text:p>
          </table:table-cell>
          <table:table-cell office:value-type="float" office:value="1335.32051282051">
            <text:p>1335.32</text:p>
          </table:table-cell>
        </table:table-row>
        <table:table-row table:style-name="ro1">
          <table:table-cell office:value-type="string">
            <text:p>Cech-sit</text:p>
          </table:table-cell>
          <table:table-cell office:value-type="float" office:value="-1663.94936708861">
            <text:p>-1663.95</text:p>
          </table:table-cell>
          <table:table-cell office:value-type="float" office:value="-2113.96202531646">
            <text:p>-2113.96</text:p>
          </table:table-cell>
          <table:table-cell office:value-type="float" office:value="-1993.06329113924">
            <text:p>-1993.06</text:p>
          </table:table-cell>
          <table:table-cell office:value-type="float" office:value="-3.07594936708861">
            <text:p>-3.08</text:p>
          </table:table-cell>
          <table:table-cell office:value-type="float" office:value="-1.08860759493671">
            <text:p>-1.09</text:p>
          </table:table-cell>
          <table:table-cell office:value-type="float" office:value="-57.3544303797468">
            <text:p>-57.35</text:p>
          </table:table-cell>
          <table:table-cell office:value-type="float" office:value="0.0164810126582278">
            <text:p>0.02</text:p>
          </table:table-cell>
          <table:table-cell office:value-type="float" office:value="-0.0511012658227849">
            <text:p>-0.05</text:p>
          </table:table-cell>
          <table:table-cell office:value-type="float" office:value="1125.94936708861">
            <text:p>1125.95</text:p>
          </table:table-cell>
          <table:table-cell office:value-type="float" office:value="584.73417721519">
            <text:p>584.73</text:p>
          </table:table-cell>
          <table:table-cell office:value-type="float" office:value="3283.3417721519">
            <text:p>3283.34</text:p>
          </table:table-cell>
          <table:table-cell office:value-type="float" office:value="2467.35443037975">
            <text:p>2467.35</text:p>
          </table:table-cell>
          <table:table-cell office:value-type="float" office:value="1102.50632911392">
            <text:p>1102.51</text:p>
          </table:table-cell>
          <table:table-cell office:value-type="float" office:value="934.784810126582">
            <text:p>934.78</text:p>
          </table:table-cell>
          <table:table-cell office:value-type="float" office:value="1147.27848101266">
            <text:p>1147.28</text:p>
          </table:table-cell>
          <table:table-cell office:value-type="float" office:value="3253.53164556962">
            <text:p>3253.53</text:p>
          </table:table-cell>
        </table:table-row>
        <table:table-row table:style-name="ro1">
          <table:table-cell office:value-type="string">
            <text:p>Cech-turn-cw</text:p>
          </table:table-cell>
          <table:table-cell office:value-type="float" office:value="-1663.97">
            <text:p>-1663.97</text:p>
          </table:table-cell>
          <table:table-cell office:value-type="float" office:value="-2109.51">
            <text:p>-2109.51</text:p>
          </table:table-cell>
          <table:table-cell office:value-type="float" office:value="-2003.71">
            <text:p>-2003.71</text:p>
          </table:table-cell>
          <table:table-cell office:value-type="float" office:value="2.09">
            <text:p>2.09</text:p>
          </table:table-cell>
          <table:table-cell office:value-type="float" office:value="-0.88">
            <text:p>-0.88</text:p>
          </table:table-cell>
          <table:table-cell office:value-type="float" office:value="-56.77">
            <text:p>-56.77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1635.46">
            <text:p>1635.46</text:p>
          </table:table-cell>
          <table:table-cell office:value-type="float" office:value="1101.15">
            <text:p>1101.15</text:p>
          </table:table-cell>
          <table:table-cell office:value-type="float" office:value="2489.58">
            <text:p>2489.58</text:p>
          </table:table-cell>
          <table:table-cell office:value-type="float" office:value="1821.37">
            <text:p>1821.37</text:p>
          </table:table-cell>
          <table:table-cell office:value-type="float" office:value="1534.06">
            <text:p>1534.06</text:p>
          </table:table-cell>
          <table:table-cell office:value-type="float" office:value="1519.88">
            <text:p>1519.88</text:p>
          </table:table-cell>
          <table:table-cell office:value-type="float" office:value="1631.94">
            <text:p>1631.94</text:p>
          </table:table-cell>
          <table:table-cell office:value-type="float" office:value="2754.8">
            <text:p>2754.8</text:p>
          </table:table-cell>
        </table:table-row>
        <table:table-row table:style-name="ro1">
          <table:table-cell office:value-type="string">
            <text:p>Cech-turn-ccw</text:p>
          </table:table-cell>
          <table:table-cell office:value-type="float" office:value="-1663.96923076923">
            <text:p>-1663.97</text:p>
          </table:table-cell>
          <table:table-cell office:value-type="float" office:value="-2110.53846153846">
            <text:p>-2110.54</text:p>
          </table:table-cell>
          <table:table-cell office:value-type="float" office:value="-1998.50769230769">
            <text:p>-1998.51</text:p>
          </table:table-cell>
          <table:table-cell office:value-type="float" office:value="4.70769230769231">
            <text:p>4.71</text:p>
          </table:table-cell>
          <table:table-cell office:value-type="float" office:value="-2.21538461538462">
            <text:p>-2.22</text:p>
          </table:table-cell>
          <table:table-cell office:value-type="float" office:value="-56.9230769230769">
            <text:p>-56.92</text:p>
          </table:table-cell>
          <table:table-cell office:value-type="float" office:value="0.0143538461538462">
            <text:p>0.01</text:p>
          </table:table-cell>
          <table:table-cell office:value-type="float" office:value="0.0353230769230769">
            <text:p>0.04</text:p>
          </table:table-cell>
          <table:table-cell office:value-type="float" office:value="1904.55384615385">
            <text:p>1904.55</text:p>
          </table:table-cell>
          <table:table-cell office:value-type="float" office:value="934.030769230769">
            <text:p>934.03</text:p>
          </table:table-cell>
          <table:table-cell office:value-type="float" office:value="2971.15384615385">
            <text:p>2971.15</text:p>
          </table:table-cell>
          <table:table-cell office:value-type="float" office:value="1985.36923076923">
            <text:p>1985.37</text:p>
          </table:table-cell>
          <table:table-cell office:value-type="float" office:value="1401.69230769231">
            <text:p>1401.69</text:p>
          </table:table-cell>
          <table:table-cell office:value-type="float" office:value="1329.69230769231">
            <text:p>1329.69</text:p>
          </table:table-cell>
          <table:table-cell office:value-type="float" office:value="2088.64615384615">
            <text:p>2088.65</text:p>
          </table:table-cell>
          <table:table-cell office:value-type="float" office:value="2836.84615384615">
            <text:p>2836.85</text:p>
          </table:table-cell>
        </table:table-row>
        <table:table-row table:style-name="ro1">
          <table:table-cell office:value-type="string">
            <text:p>Cech-stand</text:p>
          </table:table-cell>
          <table:table-cell office:value-type="float" office:value="-1663.95454545455">
            <text:p>-1663.95</text:p>
          </table:table-cell>
          <table:table-cell office:value-type="float" office:value="-2113.94318181818">
            <text:p>-2113.94</text:p>
          </table:table-cell>
          <table:table-cell office:value-type="float" office:value="-1995.93181818182">
            <text:p>-1995.93</text:p>
          </table:table-cell>
          <table:table-cell office:value-type="float" office:value="-0.0454545454545455">
            <text:p>-0.05</text:p>
          </table:table-cell>
          <table:table-cell office:value-type="float" office:value="-1.21590909090909">
            <text:p>-1.22</text:p>
          </table:table-cell>
          <table:table-cell office:value-type="float" office:value="-57.4545454545455">
            <text:p>-57.45</text:p>
          </table:table-cell>
          <table:table-cell office:value-type="float" office:value="0.020125">
            <text:p>0.02</text:p>
          </table:table-cell>
          <table:table-cell office:value-type="float" office:value="-0.000431818181818182">
            <text:p>0</text:p>
          </table:table-cell>
          <table:table-cell office:value-type="float" office:value="1411.375">
            <text:p>1411.38</text:p>
          </table:table-cell>
          <table:table-cell office:value-type="float" office:value="1331.80681818182">
            <text:p>1331.81</text:p>
          </table:table-cell>
          <table:table-cell office:value-type="float" office:value="948.079545454545">
            <text:p>948.08</text:p>
          </table:table-cell>
          <table:table-cell office:value-type="float" office:value="1210.79545454545">
            <text:p>1210.8</text:p>
          </table:table-cell>
          <table:table-cell office:value-type="float" office:value="1247.65909090909">
            <text:p>1247.66</text:p>
          </table:table-cell>
          <table:table-cell office:value-type="float" office:value="752.511363636364">
            <text:p>752.51</text:p>
          </table:table-cell>
          <table:table-cell office:value-type="float" office:value="1503.21590909091">
            <text:p>1503.22</text:p>
          </table:table-cell>
          <table:table-cell office:value-type="float" office:value="1495.03409090909">
            <text:p>1495.03</text:p>
          </table:table-cell>
        </table:table-row>
        <table:table-row table:style-name="ro1">
          <table:table-cell office:value-type="string">
            <text:p>Cech-belly-stand</text:p>
          </table:table-cell>
          <table:table-cell office:value-type="float" office:value="-1663.97530864198">
            <text:p>-1663.98</text:p>
          </table:table-cell>
          <table:table-cell office:value-type="float" office:value="-2114.18518518519">
            <text:p>-2114.19</text:p>
          </table:table-cell>
          <table:table-cell office:value-type="float" office:value="-2001.50617283951">
            <text:p>-2001.51</text:p>
          </table:table-cell>
          <table:table-cell office:value-type="float" office:value="48.962962962963">
            <text:p>48.96</text:p>
          </table:table-cell>
          <table:table-cell office:value-type="float" office:value="-0.444444444444444">
            <text:p>-0.44</text:p>
          </table:table-cell>
          <table:table-cell office:value-type="float" office:value="2.08641975308642">
            <text:p>2.09</text:p>
          </table:table-cell>
          <table:table-cell office:value-type="float" office:value="0.00585185185185186">
            <text:p>0.01</text:p>
          </table:table-cell>
          <table:table-cell office:value-type="float" office:value="1.52828395061729">
            <text:p>1.53</text:p>
          </table:table-cell>
          <table:table-cell office:value-type="float" office:value="2608.75308641975">
            <text:p>2608.75</text:p>
          </table:table-cell>
          <table:table-cell office:value-type="float" office:value="1816.04938271605">
            <text:p>1816.05</text:p>
          </table:table-cell>
          <table:table-cell office:value-type="float" office:value="3297.16049382716">
            <text:p>3297.16</text:p>
          </table:table-cell>
          <table:table-cell office:value-type="float" office:value="3266.1975308642">
            <text:p>3266.2</text:p>
          </table:table-cell>
          <table:table-cell office:value-type="float" office:value="3028.51851851852">
            <text:p>3028.52</text:p>
          </table:table-cell>
          <table:table-cell office:value-type="float" office:value="2435.32098765432">
            <text:p>2435.32</text:p>
          </table:table-cell>
          <table:table-cell office:value-type="float" office:value="2295.38271604938">
            <text:p>2295.38</text:p>
          </table:table-cell>
          <table:table-cell office:value-type="float" office:value="3287.25925925926">
            <text:p>3287.26</text:p>
          </table:table-cell>
        </table:table-row>
        <table:table-row table:style-name="ro1">
          <table:table-cell office:value-type="string">
            <text:p>Cech-back</text:p>
          </table:table-cell>
          <table:table-cell office:value-type="float" office:value="-1663.94117647059">
            <text:p>-1663.94</text:p>
          </table:table-cell>
          <table:table-cell office:value-type="float" office:value="-2114.09411764706">
            <text:p>-2114.09</text:p>
          </table:table-cell>
          <table:table-cell office:value-type="float" office:value="-1998.01176470588">
            <text:p>-1998.01</text:p>
          </table:table-cell>
          <table:table-cell office:value-type="float" office:value="-54.7058823529412">
            <text:p>-54.71</text:p>
          </table:table-cell>
          <table:table-cell office:value-type="float" office:value="-0.611764705882353">
            <text:p>-0.61</text:p>
          </table:table-cell>
          <table:table-cell office:value-type="float" office:value="-2.96470588235294">
            <text:p>-2.96</text:p>
          </table:table-cell>
          <table:table-cell office:value-type="float" office:value="0.0095764705882353">
            <text:p>0.01</text:p>
          </table:table-cell>
          <table:table-cell office:value-type="float" office:value="-1.50896470588235">
            <text:p>-1.51</text:p>
          </table:table-cell>
          <table:table-cell office:value-type="float" office:value="2636.75294117647">
            <text:p>2636.75</text:p>
          </table:table-cell>
          <table:table-cell office:value-type="float" office:value="1948.83529411765">
            <text:p>1948.84</text:p>
          </table:table-cell>
          <table:table-cell office:value-type="float" office:value="2971.22352941176">
            <text:p>2971.22</text:p>
          </table:table-cell>
          <table:table-cell office:value-type="float" office:value="3274.67058823529">
            <text:p>3274.67</text:p>
          </table:table-cell>
          <table:table-cell office:value-type="float" office:value="3035.22352941176">
            <text:p>3035.22</text:p>
          </table:table-cell>
          <table:table-cell office:value-type="float" office:value="2792.63529411765">
            <text:p>2792.64</text:p>
          </table:table-cell>
          <table:table-cell office:value-type="float" office:value="2364.90588235294">
            <text:p>2364.91</text:p>
          </table:table-cell>
          <table:table-cell office:value-type="float" office:value="3281.02352941176">
            <text:p>3281.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ul-stand</text:p>
          </table:table-cell>
          <table:table-cell office:value-type="float" office:value="-1673.40540540541">
            <text:p>-1673.41</text:p>
          </table:table-cell>
          <table:table-cell office:value-type="float" office:value="-2329.40540540541">
            <text:p>-2329.41</text:p>
          </table:table-cell>
          <table:table-cell office:value-type="float" office:value="-2078.44594594595">
            <text:p>-2078.45</text:p>
          </table:table-cell>
          <table:table-cell office:value-type="float" office:value="1.45945945945946">
            <text:p>1.46</text:p>
          </table:table-cell>
          <table:table-cell office:value-type="float" office:value="0.283783783783784">
            <text:p>0.28</text:p>
          </table:table-cell>
          <table:table-cell office:value-type="float" office:value="-60.0405405405405">
            <text:p>-60.04</text:p>
          </table:table-cell>
          <table:table-cell office:value-type="float" office:value="-0.00267567567567568">
            <text:p>0</text:p>
          </table:table-cell>
          <table:table-cell office:value-type="float" office:value="0.0219324324324324">
            <text:p>0.02</text:p>
          </table:table-cell>
          <table:table-cell office:value-type="float" office:value="758.364864864865">
            <text:p>758.36</text:p>
          </table:table-cell>
          <table:table-cell office:value-type="float" office:value="2456.40540540541">
            <text:p>2456.41</text:p>
          </table:table-cell>
          <table:table-cell office:value-type="float" office:value="1012.10810810811">
            <text:p>1012.11</text:p>
          </table:table-cell>
          <table:table-cell office:value-type="float" office:value="1113.94594594595">
            <text:p>1113.95</text:p>
          </table:table-cell>
          <table:table-cell office:value-type="float" office:value="3170.71621621622">
            <text:p>3170.72</text:p>
          </table:table-cell>
          <table:table-cell office:value-type="float" office:value="784.810810810811">
            <text:p>784.81</text:p>
          </table:table-cell>
          <table:table-cell office:value-type="float" office:value="1499.45945945946">
            <text:p>1499.46</text:p>
          </table:table-cell>
          <table:table-cell office:value-type="float" office:value="352.77027027027">
            <text:p>352.77</text:p>
          </table:table-cell>
        </table:table-row>
        <table:table-row table:style-name="ro1">
          <table:table-cell office:value-type="string">
            <text:p>Raul-sit</text:p>
          </table:table-cell>
          <table:table-cell office:value-type="float" office:value="-1673.54">
            <text:p>-1673.54</text:p>
          </table:table-cell>
          <table:table-cell office:value-type="float" office:value="-2331.2">
            <text:p>-2331.2</text:p>
          </table:table-cell>
          <table:table-cell office:value-type="float" office:value="-2079.19">
            <text:p>-2079.19</text:p>
          </table:table-cell>
          <table:table-cell office:value-type="float" office:value="-1.42">
            <text:p>-1.42</text:p>
          </table:table-cell>
          <table:table-cell office:value-type="float" office:value="-0.05">
            <text:p>-0.05</text:p>
          </table:table-cell>
          <table:table-cell office:value-type="float" office:value="-60.14">
            <text:p>-60.14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3132.98">
            <text:p>3132.98</text:p>
          </table:table-cell>
          <table:table-cell office:value-type="float" office:value="3138.76">
            <text:p>3138.76</text:p>
          </table:table-cell>
          <table:table-cell office:value-type="float" office:value="640.31">
            <text:p>640.31</text:p>
          </table:table-cell>
          <table:table-cell office:value-type="float" office:value="1283.12">
            <text:p>1283.12</text:p>
          </table:table-cell>
          <table:table-cell office:value-type="float" office:value="2307.07">
            <text:p>2307.07</text:p>
          </table:table-cell>
          <table:table-cell office:value-type="float" office:value="3171.82">
            <text:p>3171.82</text:p>
          </table:table-cell>
          <table:table-cell office:value-type="float" office:value="969.68">
            <text:p>969.68</text:p>
          </table:table-cell>
          <table:table-cell office:value-type="float" office:value="466.87">
            <text:p>466.87</text:p>
          </table:table-cell>
        </table:table-row>
        <table:table-row table:style-name="ro1">
          <table:table-cell office:value-type="string">
            <text:p>Raul-init-pose</text:p>
          </table:table-cell>
          <table:table-cell office:value-type="float" office:value="-1673.47058823529">
            <text:p>-1673.47</text:p>
          </table:table-cell>
          <table:table-cell office:value-type="float" office:value="-2330.17647058824">
            <text:p>-2330.18</text:p>
          </table:table-cell>
          <table:table-cell office:value-type="float" office:value="-2078.91176470588">
            <text:p>-2078.91</text:p>
          </table:table-cell>
          <table:table-cell office:value-type="float" office:value="7.05882352941176">
            <text:p>7.06</text:p>
          </table:table-cell>
          <table:table-cell office:value-type="float" office:value="0.411764705882353">
            <text:p>0.41</text:p>
          </table:table-cell>
          <table:table-cell office:value-type="float" office:value="-59.0882352941176">
            <text:p>-59.09</text:p>
          </table:table-cell>
          <table:table-cell office:value-type="float" office:value="-0.00377941176470588">
            <text:p>0</text:p>
          </table:table-cell>
          <table:table-cell office:value-type="float" office:value="0.117117647058824">
            <text:p>0.12</text:p>
          </table:table-cell>
          <table:table-cell office:value-type="float" office:value="797.588235294118">
            <text:p>797.59</text:p>
          </table:table-cell>
          <table:table-cell office:value-type="float" office:value="2796.14705882353">
            <text:p>2796.15</text:p>
          </table:table-cell>
          <table:table-cell office:value-type="float" office:value="869.235294117647">
            <text:p>869.24</text:p>
          </table:table-cell>
          <table:table-cell office:value-type="float" office:value="1058.77941176471">
            <text:p>1058.78</text:p>
          </table:table-cell>
          <table:table-cell office:value-type="float" office:value="3170.04411764706">
            <text:p>3170.04</text:p>
          </table:table-cell>
          <table:table-cell office:value-type="float" office:value="1047.14705882353">
            <text:p>1047.15</text:p>
          </table:table-cell>
          <table:table-cell office:value-type="float" office:value="1212.80882352941">
            <text:p>1212.81</text:p>
          </table:table-cell>
          <table:table-cell office:value-type="float" office:value="318.367647058824">
            <text:p>318.37</text:p>
          </table:table-cell>
        </table:table-row>
        <table:table-row table:style-name="ro1">
          <table:table-cell office:value-type="string">
            <text:p>Raul-fw</text:p>
          </table:table-cell>
          <table:table-cell office:value-type="float" office:value="-1673.68965517241">
            <text:p>-1673.69</text:p>
          </table:table-cell>
          <table:table-cell office:value-type="float" office:value="-2337.51724137931">
            <text:p>-2337.52</text:p>
          </table:table-cell>
          <table:table-cell office:value-type="float" office:value="-2085.53448275862">
            <text:p>-2085.53</text:p>
          </table:table-cell>
          <table:table-cell office:value-type="float" office:value="4.31034482758621">
            <text:p>4.31</text:p>
          </table:table-cell>
          <table:table-cell office:value-type="float" office:value="1.01724137931034">
            <text:p>1.02</text:p>
          </table:table-cell>
          <table:table-cell office:value-type="float" office:value="-59.2758620689655">
            <text:p>-59.28</text:p>
          </table:table-cell>
          <table:table-cell office:value-type="float" office:value="-0.0277413793103448">
            <text:p>-0.03</text:p>
          </table:table-cell>
          <table:table-cell office:value-type="float" office:value="0.0437586206896552">
            <text:p>0.04</text:p>
          </table:table-cell>
          <table:table-cell office:value-type="float" office:value="2517.87931034483">
            <text:p>2517.88</text:p>
          </table:table-cell>
          <table:table-cell office:value-type="float" office:value="2173.29310344828">
            <text:p>2173.29</text:p>
          </table:table-cell>
          <table:table-cell office:value-type="float" office:value="1354.22413793103">
            <text:p>1354.22</text:p>
          </table:table-cell>
          <table:table-cell office:value-type="float" office:value="1162.44827586207">
            <text:p>1162.45</text:p>
          </table:table-cell>
          <table:table-cell office:value-type="float" office:value="2562.29310344828">
            <text:p>2562.29</text:p>
          </table:table-cell>
          <table:table-cell office:value-type="float" office:value="2758.43103448276">
            <text:p>2758.43</text:p>
          </table:table-cell>
          <table:table-cell office:value-type="float" office:value="1570.3275862069">
            <text:p>1570.33</text:p>
          </table:table-cell>
          <table:table-cell office:value-type="float" office:value="942.793103448276">
            <text:p>942.79</text:p>
          </table:table-cell>
        </table:table-row>
        <table:table-row table:style-name="ro1">
          <table:table-cell office:value-type="string">
            <text:p>Raul-belly-stand</text:p>
          </table:table-cell>
          <table:table-cell office:value-type="float" office:value="-1673.64601769911">
            <text:p>-1673.65</text:p>
          </table:table-cell>
          <table:table-cell office:value-type="float" office:value="-2335.12389380531">
            <text:p>-2335.12</text:p>
          </table:table-cell>
          <table:table-cell office:value-type="float" office:value="-2080.97345132743">
            <text:p>-2080.97</text:p>
          </table:table-cell>
          <table:table-cell office:value-type="float" office:value="49.9646017699115">
            <text:p>49.96</text:p>
          </table:table-cell>
          <table:table-cell office:value-type="float" office:value="-0.123893805309735">
            <text:p>-0.12</text:p>
          </table:table-cell>
          <table:table-cell office:value-type="float" office:value="-0.256637168141593">
            <text:p>-0.26</text:p>
          </table:table-cell>
          <table:table-cell office:value-type="float" office:value="0.0011858407079646">
            <text:p>0</text:p>
          </table:table-cell>
          <table:table-cell office:value-type="float" office:value="1.56041592920354">
            <text:p>1.56</text:p>
          </table:table-cell>
          <table:table-cell office:value-type="float" office:value="3138.14159292035">
            <text:p>3138.14</text:p>
          </table:table-cell>
          <table:table-cell office:value-type="float" office:value="3147.66371681416">
            <text:p>3147.66</text:p>
          </table:table-cell>
          <table:table-cell office:value-type="float" office:value="2091.3185840708">
            <text:p>2091.32</text:p>
          </table:table-cell>
          <table:table-cell office:value-type="float" office:value="1999.49557522124">
            <text:p>1999.5</text:p>
          </table:table-cell>
          <table:table-cell office:value-type="float" office:value="3159.84955752212">
            <text:p>3159.85</text:p>
          </table:table-cell>
          <table:table-cell office:value-type="float" office:value="3183.8407079646">
            <text:p>3183.84</text:p>
          </table:table-cell>
          <table:table-cell office:value-type="float" office:value="2251.63716814159">
            <text:p>2251.64</text:p>
          </table:table-cell>
          <table:table-cell office:value-type="float" office:value="1322.71681415929">
            <text:p>1322.72</text:p>
          </table:table-cell>
        </table:table-row>
        <table:table-row table:style-name="ro1">
          <table:table-cell office:value-type="string">
            <text:p>Raul-back</text:p>
          </table:table-cell>
          <table:table-cell office:value-type="float" office:value="-1673.43">
            <text:p>-1673.43</text:p>
          </table:table-cell>
          <table:table-cell office:value-type="float" office:value="-2330.14">
            <text:p>-2330.14</text:p>
          </table:table-cell>
          <table:table-cell office:value-type="float" office:value="-2078.85">
            <text:p>-2078.85</text:p>
          </table:table-cell>
          <table:table-cell office:value-type="float" office:value="-52.06">
            <text:p>-52.06</text:p>
          </table:table-cell>
          <table:table-cell office:value-type="float" office:value="-0.02">
            <text:p>-0.02</text:p>
          </table:table-cell>
          <table:table-cell office:value-type="float" office:value="-5.83">
            <text:p>-5.83</text:p>
          </table:table-cell>
          <table:table-cell office:value-type="float" office:value="0">
            <text:p>0</text:p>
          </table:table-cell>
          <table:table-cell office:value-type="float" office:value="-1.46">
            <text:p>-1.46</text:p>
          </table:table-cell>
          <table:table-cell office:value-type="float" office:value="2671.46">
            <text:p>2671.46</text:p>
          </table:table-cell>
          <table:table-cell office:value-type="float" office:value="3139.58">
            <text:p>3139.58</text:p>
          </table:table-cell>
          <table:table-cell office:value-type="float" office:value="2324.39">
            <text:p>2324.39</text:p>
          </table:table-cell>
          <table:table-cell office:value-type="float" office:value="2158.7">
            <text:p>2158.7</text:p>
          </table:table-cell>
          <table:table-cell office:value-type="float" office:value="3147.04">
            <text:p>3147.04</text:p>
          </table:table-cell>
          <table:table-cell office:value-type="float" office:value="3178.07">
            <text:p>3178.07</text:p>
          </table:table-cell>
          <table:table-cell office:value-type="float" office:value="2781.19">
            <text:p>2781.19</text:p>
          </table:table-cell>
          <table:table-cell office:value-type="float" office:value="1540.07">
            <text:p>1540.07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8">18/06/2009</text:date>, <text:time>23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6-18T23:00:31</meta:creation-date>
    <dc:date>2009-06-18T23:56:08</dc:date>
    <meta:editing-cycles>3</meta:editing-cycles>
    <meta:editing-duration>PT55M37S</meta:editing-duration>
    <meta:user-defined meta:name="Info 1"/>
    <meta:user-defined meta:name="Info 2"/>
    <meta:user-defined meta:name="Info 3"/>
    <meta:user-defined meta:name="Info 4"/>
    <meta:document-statistic meta:table-count="3" meta:cell-count="288"/>
  </office:meta>
</office:document-meta>
</file>